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6cm"/>
    </style:style>
    <style:style style:name="gr6" style:family="graphic" style:parent-style-name="standard">
      <style:graphic-properties svg:stroke-width="0.053cm" svg:stroke-color="#ed1c24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objectwithoutfill">
      <style:graphic-properties svg:stroke-width="0.053cm" svg:stroke-color="#ed1c2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opacity="0%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 style:writing-mode="lr-tb"/>
      <style:text-properties fo:color="#ed1c24"/>
    </style:style>
    <style:style style:name="P7" style:family="paragraph">
      <loext:graphic-properties draw:opacity="0%"/>
      <style:paragraph-properties fo:text-align="center" style:writing-mode="lr-tb"/>
      <style:text-properties fo:color="#ed1c24"/>
    </style:style>
    <style:style style:name="P8" style:family="paragraph">
      <style:paragraph-properties fo:text-align="center" style:writing-mode="lr-tb"/>
      <style:text-properties fo:color="#ce181e"/>
    </style:style>
    <style:style style:name="P9" style:family="paragraph">
      <loext:graphic-properties draw:opacity="0%"/>
      <style:paragraph-properties fo:text-align="center" style:writing-mode="lr-tb"/>
      <style:text-properties fo:color="#ce181e"/>
    </style:style>
    <style:style style:name="T1" style:family="text">
      <style:text-properties fo:language="ru" fo:country="RU"/>
    </style:style>
    <style:style style:name="T2" style:family="text">
      <style:text-properties fo:color="#ed1c24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7.8cm" svg:y1="8.2cm" svg:x2="21.8cm" svg:y2="8.2cm">
          <text:p/>
        </draw:line>
        <draw:frame draw:style-name="gr2" draw:text-style-name="P2" draw:layer="layout" svg:width="2.013cm" svg:height="0.962cm" svg:x="1.887cm" svg:y="6.6cm">
          <draw:text-box>
            <text:p>Head</text:p>
          </draw:text-box>
        </draw:frame>
        <draw:frame draw:style-name="gr3" draw:text-style-name="P2" draw:layer="layout" svg:width="1.45cm" svg:height="0.962cm" svg:x="36cm" svg:y="6.338cm">
          <draw:text-box>
            <text:p>Tail</text:p>
          </draw:text-box>
        </draw:frame>
        <draw:g>
          <draw:custom-shape draw:style-name="gr4" draw:text-style-name="P4" draw:layer="layout" svg:width="2.6cm" svg:height="1.2cm" svg:x="6cm" svg:y="6.5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6cm" svg:y="7.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6cm" svg:y="8.9cm">
            <text:p text:style-name="P3">null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2.6cm" svg:height="1.2cm" svg:x="1.6cm" svg:y="7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8.3cm" svg:x2="5.8cm" svg:y2="8.3cm">
          <text:p/>
        </draw:line>
        <draw:g>
          <draw:custom-shape draw:style-name="gr4" draw:text-style-name="P4" draw:layer="layout" svg:width="2.6cm" svg:height="1.2cm" svg:x="22.1cm" svg:y="6.4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2.1cm" svg:y="7.6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2.1cm" svg:y="8.8cm">
            <text:p text:style-name="P3">prev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6cm" svg:height="1.2cm" svg:x="26.5cm" svg:y="6.4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6.5cm" svg:y="7.6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6.5cm" svg:y="8.8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24.9cm" svg:y1="8.2cm" svg:x2="26.2cm" svg:y2="8.2cm">
          <text:p/>
        </draw:line>
        <draw:g>
          <draw:custom-shape draw:style-name="gr4" draw:text-style-name="P4" draw:layer="layout" svg:width="2.6cm" svg:height="1.2cm" svg:x="30.9cm" svg:y="6.4cm"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30.9cm" svg:y="7.6cm">
            <text:p text:style-name="P3">null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30.9cm" svg:y="8.8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29.3cm" svg:y1="8.2cm" svg:x2="30.6cm" svg:y2="8.2cm">
          <text:p/>
        </draw:line>
        <draw:custom-shape draw:style-name="gr4" draw:text-style-name="P4" draw:layer="layout" svg:width="2.6cm" svg:height="1.2cm" svg:x="35.5cm" svg:y="7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5.3cm" svg:y1="8.2cm" svg:x2="33.7cm" svg:y2="8.2cm">
          <text:p/>
        </draw:line>
        <draw:line draw:style-name="gr1" draw:text-style-name="P1" draw:layer="layout" svg:x1="30.6cm" svg:y1="9.4cm" svg:x2="29.3cm" svg:y2="9.4cm">
          <text:p/>
        </draw:line>
        <draw:line draw:style-name="gr1" draw:text-style-name="P1" draw:layer="layout" svg:x1="26.2cm" svg:y1="9.4cm" svg:x2="24.9cm" svg:y2="9.4cm">
          <text:p/>
        </draw:line>
        <draw:line draw:style-name="gr1" draw:text-style-name="P1" draw:layer="layout" svg:x1="21.8cm" svg:y1="9.5cm" svg:x2="17.8cm" svg:y2="9.5cm">
          <text:p/>
        </draw:line>
        <draw:line draw:style-name="gr1" draw:text-style-name="P1" draw:layer="layout" svg:x1="8.8cm" svg:y1="8.3cm" svg:x2="10.1cm" svg:y2="8.3cm">
          <text:p/>
        </draw:line>
        <draw:g>
          <draw:custom-shape draw:style-name="gr4" draw:text-style-name="P4" draw:layer="layout" svg:width="2.6cm" svg:height="1.2cm" svg:x="10.4cm" svg:y="6.5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0.4cm" svg:y="7.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0.4cm" svg:y="8.9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0.1cm" svg:y1="9.5cm" svg:x2="8.8cm" svg:y2="9.5cm">
          <text:p/>
        </draw:line>
        <draw:line draw:style-name="gr1" draw:text-style-name="P1" draw:layer="layout" svg:x1="13.3cm" svg:y1="8.3cm" svg:x2="14.6cm" svg:y2="8.3cm">
          <text:p/>
        </draw:line>
        <draw:g>
          <draw:custom-shape draw:style-name="gr4" draw:text-style-name="P4" draw:layer="layout" svg:width="2.6cm" svg:height="1.2cm" svg:x="14.9cm" svg:y="6.5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4.9cm" svg:y="7.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4.9cm" svg:y="8.9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4.6cm" svg:y1="9.5cm" svg:x2="13.3cm" svg:y2="9.5cm">
          <text:p/>
        </draw:line>
        <draw:frame draw:style-name="gr5" draw:text-style-name="P5" draw:layer="layout" svg:width="3.406cm" svg:height="0.962cm" svg:x="21.694cm" svg:y="11.3cm">
          <draw:text-box>
            <text:p><text:span text:style-name="T1">указатель</text:span></text:p>
          </draw:text-box>
        </draw:frame>
        <draw:line draw:style-name="gr1" draw:text-style-name="P1" draw:layer="layout" svg:x1="23.4cm" svg:y1="11.3cm" svg:x2="23.4cm" svg:y2="10.2cm">
          <text:p/>
        </draw:line>
        <draw:g>
          <draw:custom-shape draw:style-name="gr6" draw:text-style-name="P7" draw:layer="layout" svg:width="2.6cm" svg:height="1.2cm" svg:x="18.6cm" svg:y="1.5cm">
            <text:p text:style-name="P6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6cm" svg:height="1.2cm" svg:x="18.6cm" svg:y="2.7cm">
            <text:p text:style-name="P6"><text:span text:style-name="T2">nex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18.6cm" svg:y="3.9cm">
            <text:p text:style-name="P8"><text:span text:style-name="T3">prev</text:span></text:p>
            <draw:enhanced-geometry svg:viewBox="0 0 21600 21600" draw:type="rectangle" draw:enhanced-path="M 0 0 L 21600 0 21600 21600 0 21600 0 0 Z N"/>
          </draw:custom-shape>
        </draw:g>
        <draw:frame draw:style-name="gr7" draw:text-style-name="P5" draw:layer="layout" svg:width="1.2cm" svg:height="1.1cm" svg:x="19.6cm" svg:y="12.1cm">
          <draw:text-box>
            <text:p>а)</text:p>
          </draw:text-box>
        </draw:frame>
        <draw:frame draw:style-name="gr2" draw:text-style-name="P2" draw:layer="layout" svg:width="2.013cm" svg:height="0.962cm" svg:x="1.887cm" svg:y="14.087cm">
          <draw:text-box>
            <text:p>Head</text:p>
          </draw:text-box>
        </draw:frame>
        <draw:frame draw:style-name="gr3" draw:text-style-name="P2" draw:layer="layout" svg:width="1.45cm" svg:height="0.962cm" svg:x="37.5cm" svg:y="13.925cm">
          <draw:text-box>
            <text:p>Tail</text:p>
          </draw:text-box>
        </draw:frame>
        <draw:g>
          <draw:custom-shape draw:style-name="gr4" draw:text-style-name="P4" draw:layer="layout" svg:width="2.6cm" svg:height="1.2cm" svg:x="6cm" svg:y="13.987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6cm" svg:y="15.18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6cm" svg:y="16.387cm">
            <text:p text:style-name="P3">null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2.6cm" svg:height="1.2cm" svg:x="1.6cm" svg:y="15.18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5.787cm" svg:x2="5.8cm" svg:y2="15.787cm">
          <text:p/>
        </draw:line>
        <draw:g>
          <draw:custom-shape draw:style-name="gr4" draw:text-style-name="P4" draw:layer="layout" svg:width="2.6cm" svg:height="1.2cm" svg:x="23.5cm" svg:y="13.987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3.5cm" svg:y="15.18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3.5cm" svg:y="16.387cm">
            <text:p text:style-name="P3">prev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6cm" svg:height="1.2cm" svg:x="27.9cm" svg:y="13.98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7.9cm" svg:y="15.18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27.9cm" svg:y="16.387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26.3cm" svg:y1="15.787cm" svg:x2="27.6cm" svg:y2="15.787cm">
          <text:p/>
        </draw:line>
        <draw:g>
          <draw:custom-shape draw:style-name="gr4" draw:text-style-name="P4" draw:layer="layout" svg:width="2.6cm" svg:height="1.2cm" svg:x="32.4cm" svg:y="13.987cm"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32.4cm" svg:y="15.187cm">
            <text:p text:style-name="P3">null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32.4cm" svg:y="16.387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30.8cm" svg:y1="15.787cm" svg:x2="32.1cm" svg:y2="15.787cm">
          <text:p/>
        </draw:line>
        <draw:custom-shape draw:style-name="gr4" draw:text-style-name="P4" draw:layer="layout" svg:width="2.6cm" svg:height="1.2cm" svg:x="37cm" svg:y="15.18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6.8cm" svg:y1="15.787cm" svg:x2="35.2cm" svg:y2="15.787cm">
          <text:p/>
        </draw:line>
        <draw:line draw:style-name="gr1" draw:text-style-name="P1" draw:layer="layout" svg:x1="32.1cm" svg:y1="16.987cm" svg:x2="30.8cm" svg:y2="16.987cm">
          <text:p/>
        </draw:line>
        <draw:line draw:style-name="gr1" draw:text-style-name="P1" draw:layer="layout" svg:x1="27.6cm" svg:y1="16.987cm" svg:x2="26.3cm" svg:y2="16.987cm">
          <text:p/>
        </draw:line>
        <draw:line draw:style-name="gr1" draw:text-style-name="P1" draw:layer="layout" svg:x1="8.8cm" svg:y1="15.787cm" svg:x2="10.1cm" svg:y2="15.787cm">
          <text:p/>
        </draw:line>
        <draw:g>
          <draw:custom-shape draw:style-name="gr4" draw:text-style-name="P4" draw:layer="layout" svg:width="2.6cm" svg:height="1.2cm" svg:x="10.4cm" svg:y="13.987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0.4cm" svg:y="15.18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0.4cm" svg:y="16.387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0.1cm" svg:y1="16.987cm" svg:x2="8.8cm" svg:y2="16.987cm">
          <text:p/>
        </draw:line>
        <draw:line draw:style-name="gr1" draw:text-style-name="P1" draw:layer="layout" svg:x1="13.3cm" svg:y1="15.787cm" svg:x2="14.6cm" svg:y2="15.787cm">
          <text:p/>
        </draw:line>
        <draw:g>
          <draw:custom-shape draw:style-name="gr4" draw:text-style-name="P4" draw:layer="layout" svg:width="2.6cm" svg:height="1.2cm" svg:x="14.9cm" svg:y="13.987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4.9cm" svg:y="15.187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4.9cm" svg:y="16.387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4.6cm" svg:y1="16.987cm" svg:x2="13.3cm" svg:y2="16.987cm">
          <text:p/>
        </draw:line>
        <draw:frame draw:style-name="gr5" draw:text-style-name="P5" draw:layer="layout" svg:width="3.406cm" svg:height="0.962cm" svg:x="23.1cm" svg:y="18.938cm">
          <draw:text-box>
            <text:p><text:span text:style-name="T1">указатель</text:span></text:p>
          </draw:text-box>
        </draw:frame>
        <draw:line draw:style-name="gr1" draw:text-style-name="P1" draw:layer="layout" svg:x1="24.8cm" svg:y1="18.887cm" svg:x2="24.8cm" svg:y2="17.787cm">
          <text:p/>
        </draw:line>
        <draw:g>
          <draw:custom-shape draw:style-name="gr6" draw:text-style-name="P7" draw:layer="layout" svg:width="2.6cm" svg:height="1.2cm" svg:x="19.253cm" svg:y="13.987cm">
            <text:p text:style-name="P6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.6cm" svg:height="1.2cm" svg:x="19.253cm" svg:y="15.187cm">
            <text:p text:style-name="P6"><text:span text:style-name="T2">nex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6cm" svg:height="1.2cm" svg:x="19.253cm" svg:y="16.387cm">
            <text:p text:style-name="P8"><text:span text:style-name="T3">prev</text:span></text:p>
            <draw:enhanced-geometry svg:viewBox="0 0 21600 21600" draw:type="rectangle" draw:enhanced-path="M 0 0 L 21600 0 21600 21600 0 21600 0 0 Z N"/>
          </draw:custom-shape>
        </draw:g>
        <draw:frame draw:style-name="gr7" draw:text-style-name="P5" draw:layer="layout" svg:width="1.2cm" svg:height="1.1cm" svg:x="19.6cm" svg:y="19.587cm">
          <draw:text-box>
            <text:p>б)</text:p>
          </draw:text-box>
        </draw:frame>
        <draw:line draw:style-name="gr8" draw:text-style-name="P1" draw:layer="layout" svg:x1="17.787cm" svg:y1="15.787cm" svg:x2="19.087cm" svg:y2="15.787cm">
          <text:p/>
        </draw:line>
        <draw:line draw:style-name="gr8" draw:text-style-name="P1" draw:layer="layout" svg:x1="22.074cm" svg:y1="15.787cm" svg:x2="23.374cm" svg:y2="15.787cm">
          <text:p/>
        </draw:line>
        <draw:line draw:style-name="gr8" draw:text-style-name="P1" draw:layer="layout" svg:x1="23.314cm" svg:y1="16.987cm" svg:x2="22.014cm" svg:y2="16.987cm">
          <text:p/>
        </draw:line>
        <draw:line draw:style-name="gr8" draw:text-style-name="P1" draw:layer="layout" svg:x1="19.028cm" svg:y1="16.987cm" svg:x2="17.728cm" svg:y2="16.9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4T09:42:40.170741855</meta:creation-date>
    <dc:date>2021-11-15T10:04:04.582000000</dc:date>
    <meta:editing-duration>PT33M26S</meta:editing-duration>
    <meta:editing-cycles>9</meta:editing-cycles>
    <meta:generator>LibreOffice/5.4.3.2$Windows_X86_64 LibreOffice_project/92a7159f7e4af62137622921e809f8546db437e5</meta:generator>
    <meta:document-statistic meta:object-count="96"/>
  </office:meta>
</office:document-meta>
</file>